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image/png" manifest:full-path="Thumbnails/thumbnail.png"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2" text:outline-level="2">Topologie</text:h>
      <text:h text:style-name="Heading_20_3" text:outline-level="3">Ursprung des Begriffs</text:h>
      <text:p text:style-name="First_20_paragraph">Die <text:span text:style-name="T1">Topologie</text:span> ( ‚Ort‘, ‚Platz‘ und <text:a xlink:type="simple" xlink:href="-logie" office:name="wikilink"><text:span text:style-name="Definition">-logie</text:span></text:a>) ist ein fundamentales <text:a xlink:type="simple" xlink:href="Teilgebiete_der_Mathematik" office:name="wikilink"><text:span text:style-name="Definition">Teilgebiet der Mathematik</text:span></text:a>. Sie beschäftigt sich mit den Eigenschaften mathematischer Strukturen, die unter stetigen Verformungen erhalten bleiben, wobei der Begriff der <text:a xlink:type="simple" xlink:href="Stetigkeit_(Topologie)" office:name="wikilink"><text:span text:style-name="Definition">Stetigkeit</text:span></text:a> durch die Topologie in sehr allgemeiner Form definiert wird. Die Topologie ging aus den Konzepten der <text:a xlink:type="simple" xlink:href="Geometrie" office:name="wikilink"><text:span text:style-name="Definition">Geometrie</text:span></text:a> und <text:a xlink:type="simple" xlink:href="Mengenlehre" office:name="wikilink"><text:span text:style-name="Definition">Mengenlehre</text:span></text:a> hervor.</text:p>
      <text:h text:style-name="Heading_20_3" text:outline-level="3">19. Jahrhunderts</text:h>
      <text:p text:style-name="First_20_paragraph">Gegen Ende des 19. Jahrhunderts entstand die Topologie als eine eigenständige Disziplin, die auf lateinisch ‚Geometrie der Lage‘ oder (Griechisch-Latein für ‚Analysieren des Ortes‘) genannt wurde.</text:p>
      <text:h text:style-name="Heading_20_3" text:outline-level="3">Heutige Bedeutung</text:h>
      <text:p text:style-name="First_20_paragraph">Seit Jahrzehnten ist die Topologie als Grundlagendisziplin anerkannt. Dementsprechend kann sie neben der <text:a xlink:type="simple" xlink:href="Algebra" office:name="wikilink"><text:span text:style-name="Definition">Algebra</text:span></text:a> als zweiter Stützpfeiler für eine große Anzahl anderer Felder der Mathematik angesehen werden. Sie ist besonders wichtig für die <text:a xlink:type="simple" xlink:href="Geometrie" office:name="wikilink"><text:span text:style-name="Definition">Geometrie</text:span></text:a>, die <text:a xlink:type="simple" xlink:href="Analysis" office:name="wikilink"><text:span text:style-name="Definition">Analysis</text:span></text:a>, die <text:a xlink:type="simple" xlink:href="Funktionalanalysis" office:name="wikilink"><text:span text:style-name="Definition">Funktionalanalysis</text:span></text:a> und die Theorie der <text:a xlink:type="simple" xlink:href="Lie-Gruppe" office:name="wikilink"><text:span text:style-name="Definition">Lie-Gruppen</text:span></text:a>. Ihrerseits hat sie auch die <text:a xlink:type="simple" xlink:href="Mengenlehre" office:name="wikilink"><text:span text:style-name="Definition">Mengenlehre</text:span></text:a> und <text:a xlink:type="simple" xlink:href="Kategorientheorie" office:name="wikilink"><text:span text:style-name="Definition">Kategorientheorie</text:span></text:a> befruchtet.</text:p>
      <text:h text:style-name="Heading_20_3" text:outline-level="3">Beispiel für stetige Deformation</text:h>
      <text:p text:style-name="First_20_paragraph">Tasse und Torus sind zueinander homöomorph</text:p>
      <text:p text:style-name="Text_20_body"><text:span text:style-name="T2">Stetige</text:span><text:span text:style-name="T3"> </text:span><text:span text:style-name="T4">Deformation</text:span></text:p>
      <text:h text:style-name="Heading_20_3" text:outline-level="3">Homöomorphismus</text:h>
      <text:p text:style-name="First_20_paragraph">Ein Homöomorphismus ist eine direkte Abbildung zwischen den Punkten der Tasse und des Torus, die Zwischenstufen im zeitlichen Verlauf dienen nur der Illustration der Stetigkeit dieser Abbildung.</text:p>
      <text:h text:style-name="Heading_20_3" text:outline-level="3">Abbildung zwischen topologischen Räumen</text:h>
      <text:p text:style-name="First_20_paragraph">Der grundlegende Begriff der Topologie ist der des <text:a xlink:type="simple" xlink:href="Topologischer_Raum" office:name="wikilink"><text:span text:style-name="Definition">topologischen Raums</text:span></text:a>, welcher eine weitreichende Abstraktion der Vorstellung von „Nähe“ darstellt und damit weitreichende Verallgemeinerungen mathematischer Konzepte wie <text:a xlink:type="simple" xlink:href="Stetige_Funktion" office:name="wikilink"><text:span text:style-name="Definition">Stetigkeit</text:span></text:a> und <text:a xlink:type="simple" xlink:href="Grenzwert_(Folge)" office:name="wikilink"><text:span text:style-name="Definition">Grenzwert</text:span></text:a> erlaubt.</text:p>
      <text:h text:style-name="Heading_20_3" text:outline-level="3">Topologische Eigenschaften</text:h>
      <text:p text:style-name="First_20_paragraph">Viele mathematische Strukturen lassen sich als topologische Räume auffassen. <text:span text:style-name="T5">Topologische</text:span><text:span text:style-name="T6"> </text:span><text:span text:style-name="T7">Eigenschaften</text:span> einer Struktur werden solche genannt, die nur von der Struktur des zugrundeliegenden topologischen Raumes abhängen.</text:p>
      <text:h text:style-name="Heading_20_3" text:outline-level="3">Nachbarschaftserhaltende Abbildungen</text:h>
      <text:p text:style-name="First_20_paragraph"><text:a xlink:type="simple" xlink:href="Homöomorphismus" office:name="wikilink"><text:span text:style-name="Definition">Homöomorphismen</text:span></text:a> sind nachbarschaftserhaltende Abbildungen, die durch „Verformungen“ nicht verändert werden. Dazu gehört in anschaulichen Fällen das</text:p>
      <text:list text:style-name="L1">
        <text:list-item>
          <text:p text:style-name="P1">Dehnen, Stauchen,</text:p>
        </text:list-item>
        <text:list-item>
          <text:p text:style-name="P1">Verbiegen, Verzerren und</text:p>
        </text:list-item>
        <text:list-item>
          <text:p text:style-name="P1">Verdrillen einer geometrischen Figur.</text:p>
        </text:list-item>
      </text:list>
      <text:h text:style-name="Heading_20_3" text:outline-level="3">Beispiele für homöomorphe Objekte</text:h>
      <text:p text:style-name="First_20_paragraph">Zum Beispiel sind eine Kugel und ein Würfel aus Sicht der Topologie nicht zu unterscheiden; sie sind homöomorph. Ebenso sind ein Torus und eine einhenkelige <text:a xlink:type="simple" xlink:href="Tasse" office:name="wikilink"><text:span text:style-name="Definition">Tasse</text:span></text:a> homöomorph.</text:p>
      <text:p text:style-name="Text_20_body"><text:span text:style-name="T8">Stetige</text:span><text:span text:style-name="T9"> </text:span><text:span text:style-name="T10">Deformation</text:span></text:p>
      <text:h text:style-name="Heading_20_3" text:outline-level="3">Gliederung der Topologie</text:h>
      <text:p text:style-name="First_20_paragraph">Die Topologie gliedert sich selbst in mehrere Teilgebiete. Hierzu zählen die <text:a xlink:type="simple" xlink:href="algebraische_Topologie" office:name="wikilink"><text:span text:style-name="Definition">algebraische Topologie</text:span></text:a>, die <text:a xlink:type="simple" xlink:href="geometrische_Topologie" office:name="wikilink"><text:span text:style-name="Definition">geometrische Topologie</text:span></text:a> sowie die <text:a xlink:type="simple" xlink:href="Topologische_Graphentheorie" office:name="wikilink"><text:span text:style-name="Definition">topologische Graphen-</text:span></text:a> und die <text:a xlink:type="simple" xlink:href="Knotentheorie" office:name="wikilink"><text:span text:style-name="Definition">Knotentheorie</text:span></text:a>.</text:p>
      <text:h text:style-name="Heading_20_3" text:outline-level="3">Zentrale Probleme</text:h>
      <text:p text:style-name="First_20_paragraph">Ein zentrales Problem dieser Disziplinen ist der Versuch, Verfahren zu entwickeln, zu beweisen, dass zwei Räume nicht homöomorph sind, oder allgemeiner, dass stetige Abbildungen mit bestimmten Eigenschaften nicht existieren. Die <text:span text:style-name="T11">mengentheoretische</text:span><text:span text:style-name="T12"> </text:span><text:span text:style-name="T13">Topologie</text:span> kann hierbei als Grundlage für all diese Teildisziplinen angesehen werden. In dieser werden insbesondere auch topologische Räume betrachtet, deren Eigenschaften sich im Allgemeinen besonders weit von denen geometrischer Figuren unterscheiden.</text:p>
      <text:h text:style-name="Heading_20_2" text:outline-level="2">Geschichte</text:h>
      <text:h text:style-name="Heading_20_3" text:outline-level="3">Entstehung des Beriffs</text:h>
      <text:p text:style-name="First_20_paragraph">Der Begriff „Topologie“ findet sich erstmals um 1840 bei <text:a xlink:type="simple" xlink:href="Johann_Benedict_Listing" office:name="wikilink"><text:span text:style-name="Definition">Johann Benedict Listing</text:span></text:a>; die ältere Bezeichnung (etwa ‚Lageuntersuchung‘) blieb aber lange üblich, mit einem Bedeutungsschwerpunkt jenseits der neueren, „mengentheoretischen“ Topologie.</text:p>
      <text:h text:style-name="Heading_20_3" text:outline-level="3">Königsberger Brückenproblem</text:h>
      <text:p text:style-name="First_20_paragraph">Die Lösung des <text:a xlink:type="simple" xlink:href="Königsberger_Brückenproblem" office:name="wikilink"><text:span text:style-name="Definition">Sieben-Brücken-Problems von Königsberg</text:span></text:a> durch <text:a xlink:type="simple" xlink:href="Leonhard_Euler" office:name="wikilink"><text:span text:style-name="Definition">Leonhard Euler</text:span></text:a> im Jahr 1736 gilt als die erste topologische und zugleich als die erste <text:a xlink:type="simple" xlink:href="Graphentheorie" office:name="wikilink"><text:span text:style-name="Definition">graphentheoretische</text:span></text:a> Arbeit in der Geschichte der Mathematik.<text:note text:id="ftn0" text:note-class="footnote"><text:note-citation>1</text:note-citation><text:note-body/></text:note><text:note text:id="ftn1" text:note-class="footnote"><text:note-citation>2</text:note-citation><text:note-body/></text:note></text:p>
      <text:h text:style-name="Heading_20_3" text:outline-level="3">Zusammenhang: Ecken, Kanten, Flächen</text:h>
      <text:p text:style-name="Text_20_body">Ein anderer Beitrag Eulers zur sogenannten <text:span text:style-name="T14">Analysis</text:span><text:span text:style-name="T15"> </text:span><text:span text:style-name="T16">situs</text:span> ist der nach ihm benannte <text:a xlink:type="simple" xlink:href="Polyedersatz" office:name="wikilink"><text:span text:style-name="Definition">Polyedersatz</text:span></text:a> von 1750. Bezeichnet man mit <draw:frame text:anchor-type="as-char" style:vertical-pos="middle" style:vertical-rel="text"><draw:object xlink:href="Formula-0/" xlink:type="simple" xlink:show="embed" xlink:actuate="onLoad"/></draw:frame> die Anzahl der Ecken, mit <draw:frame text:anchor-type="as-char" style:vertical-pos="middle" style:vertical-rel="text"><draw:object xlink:href="Formula-1/" xlink:type="simple" xlink:show="embed" xlink:actuate="onLoad"/></draw:frame> die der Kanten und mit <draw:frame text:anchor-type="as-char" style:vertical-pos="middle" style:vertical-rel="text"><draw:object xlink:href="Formula-2/" xlink:type="simple" xlink:show="embed" xlink:actuate="onLoad"/></draw:frame> die der <text:a xlink:type="simple" xlink:href="Fläche_(Mathematik)" office:name="wikilink"><text:span text:style-name="Definition">Flächen</text:span></text:a> eines <text:a xlink:type="simple" xlink:href="Polyeder" office:name="wikilink"><text:span text:style-name="Definition">Polyeders</text:span></text:a> (der noch zu präzisierenden Bedingungen genügt), so gilt <draw:frame text:anchor-type="as-char" style:vertical-pos="middle" style:vertical-rel="text"><draw:object xlink:href="Formula-3/" xlink:type="simple" xlink:show="embed" xlink:actuate="onLoad"/></draw:frame>. Erst im Jahr 1860 wurde durch eine von <text:a xlink:type="simple" xlink:href="Gottfried_Wilhelm_Leibniz" office:name="wikilink"><text:span text:style-name="Definition">Gottfried Wilhelm Leibniz</text:span></text:a> angefertigte Abschrift eines verlorenen Manuskriptes von <text:a xlink:type="simple" xlink:href="René_Descartes" office:name="wikilink"><text:span text:style-name="Definition">René Descartes</text:span></text:a> bekannt, dass dieser die Formel bereits gekannt hatte.<text:note text:id="ftn2" text:note-class="footnote"><text:note-citation>3</text:note-citation><text:note-body><text:p text:style-name="First_20_paragraph">Christoph J. Scriba, Peter Schreiber: <text:span text:style-name="T17">5000</text:span><text:span text:style-name="T18"> </text:span><text:span text:style-name="T19">Jahre</text:span><text:span text:style-name="T20"> </text:span><text:span text:style-name="T21">Geometrie:</text:span><text:span text:style-name="T22"> </text:span><text:span text:style-name="T23">Geschichte,</text:span><text:span text:style-name="T24"> </text:span><text:span text:style-name="T25">Kulturen,</text:span><text:span text:style-name="T26"> </text:span><text:span text:style-name="T27">Menschen</text:span><text:span text:style-name="T28"> </text:span><text:span text:style-name="T29">(Vom</text:span><text:span text:style-name="T30"> </text:span><text:span text:style-name="T31">Zählstein</text:span><text:span text:style-name="T32"> </text:span><text:span text:style-name="T33">zum</text:span><text:span text:style-name="T34"> </text:span><text:span text:style-name="T35">Computer).</text:span> Springer, Berlin, Heidelberg, New York, ISBN 3-540-67924-3, S. 451.</text:p></text:note-body></text:note></text:p>
      <text:h text:style-name="Heading_20_3" text:outline-level="3">Metrische Räume als Spezialfall</text:h>
      <text:p text:style-name="First_20_paragraph"><text:a xlink:type="simple" xlink:href="Maurice_Fréchet" office:name="wikilink"><text:span text:style-name="Definition">Maurice Fréchet</text:span></text:a> führte 1906 den <text:a xlink:type="simple" xlink:href="Metrischer_Raum" office:name="wikilink"><text:span text:style-name="Definition">metrischen Raum</text:span></text:a> ein.<text:note text:id="ftn3" text:note-class="footnote"><text:note-citation>4</text:note-citation><text:note-body/></text:note> <text:a xlink:type="simple" xlink:href="Georg_Cantor" office:name="wikilink"><text:span text:style-name="Definition">Georg Cantor</text:span></text:a> befasste sich mit den Eigenschaften offener und abgeschlossener Intervalle, untersuchte Grenzprozesse, und begründete dabei zugleich die moderne Topologie und die <text:a xlink:type="simple" xlink:href="Mengentheorie" office:name="wikilink"><text:span text:style-name="Definition">Mengentheorie</text:span></text:a>.<text:note text:id="ftn4" text:note-class="footnote"><text:note-citation>5</text:note-citation><text:note-body/></text:note> Die Topologie ist der erste Zweig der Mathematik, der konsequent mengentheoretisch formuliert wurde – und gab dabei umgekehrt Anstöße zur Ausformung der Mengentheorie.</text:p>
      <text:h text:style-name="Heading_20_3" text:outline-level="3">Geschichte der Definition</text:h>
      <text:h text:style-name="Heading_20_4" text:outline-level="4">1914</text:h>
      <text:p text:style-name="Text_20_body">Eine Definition des <text:span text:style-name="T36">topologischen</text:span><text:span text:style-name="T37"> </text:span><text:span text:style-name="T38">Raumes</text:span> wurde als erstes von <text:a xlink:type="simple" xlink:href="Felix_Hausdorff" office:name="wikilink"><text:span text:style-name="Definition">Felix Hausdorff</text:span></text:a><text:note text:id="ftn5" text:note-class="footnote"><text:note-citation>6</text:note-citation><text:note-body><text:p text:style-name="First_20_paragraph">Felix Hausdorff: <text:a xlink:type="simple" xlink:href="Grundzüge_der_Mengenlehre" office:name="wikilink"><text:span text:style-name="Definition"><text:span text:style-name="T39">Grundzüge</text:span><text:span text:style-name="T40"> </text:span><text:span text:style-name="T41">der</text:span><text:span text:style-name="T42"> </text:span><text:span text:style-name="T43">Mengenlehre</text:span></text:span></text:a>, 1914, S 213</text:p></text:note-body></text:note> im Jahre 1914 aufgestellt. Nach heutigem Sprachgebrauch definierte er dort eine offene <text:a xlink:type="simple" xlink:href="Basis_(Topologie)" office:name="wikilink"><text:span text:style-name="Definition">Umgebungsbasis</text:span></text:a>, nicht jedoch eine Topologie.</text:p>
      <text:h text:style-name="Heading_20_4" text:outline-level="4">1924</text:h>
      <text:p text:style-name="Text_20_body">Der Begriff der Topologie wurde erst durch <text:a xlink:type="simple" xlink:href="Kazimierz_Kuratowski" office:name="wikilink"><text:span text:style-name="Definition">Kazimierz Kuratowski</text:span></text:a><text:note text:id="ftn6" text:note-class="footnote"><text:note-citation>7</text:note-citation><text:note-body><text:p text:style-name="First_20_paragraph"><text:span text:style-name="T44">Fund.</text:span><text:span text:style-name="T45"> </text:span><text:span text:style-name="T46">Math.</text:span>, <text:span text:style-name="T47">3</text:span>, 1922</text:p></text:note-body></text:note> beziehungsweise <text:a xlink:type="simple" xlink:href="Heinrich_Tietze" office:name="wikilink"><text:span text:style-name="Definition">Heinrich Tietze</text:span></text:a><text:note text:id="ftn7" text:note-class="footnote"><text:note-citation>8</text:note-citation><text:note-body><text:p text:style-name="Text_20_body">Math. Ann. 88, 1923</text:p></text:note-body></text:note> um 1922 eingeführt wurde. In dieser Form wurden die Axiome dann durch die Lehrbücher von <text:a xlink:type="simple" xlink:href="Kazimierz_Kuratowski" office:name="wikilink"><text:span text:style-name="Definition">Kuratowski</text:span></text:a> (1933), <text:a xlink:type="simple" xlink:href="Paul_Alexandroff" office:name="wikilink"><text:span text:style-name="Definition">Alexandroff</text:span></text:a>/<text:a xlink:type="simple" xlink:href="Heinz_Hopf" office:name="wikilink"><text:span text:style-name="Definition">Hopf</text:span></text:a> (1935), <text:a xlink:type="simple" xlink:href="Nicolas_Bourbaki" office:name="wikilink"><text:span text:style-name="Definition">Bourbaki</text:span></text:a> (1940) und <text:a xlink:type="simple" xlink:href="John_Leroy_Kelley" office:name="wikilink"><text:span text:style-name="Definition">Kelley</text:span></text:a> (1955) popularisiert.<text:note text:id="ftn8" text:note-class="footnote"><text:note-citation>9</text:note-citation><text:note-body><text:p text:style-name="Text_20_body">Epple et al., Hausdorff GW II, 2002</text:p></text:note-body></text:note></text:p>
      <text:h text:style-name="Heading_20_3" text:outline-level="3">Bezüge zu anderen Disziplinen</text:h>
      <text:p text:style-name="First_20_paragraph">Es stellte sich heraus, dass sich viele mathematische Erkenntnisse auf diese Begriffsbasis übertragen ließen. Es wurde beispielsweise erkannt, dass zu einer festen Grundmenge unterschiedliche Metriken existieren, die zur gleichen topologischen Struktur auf dieser Menge führten, aber auch, dass verschiedene Topologien auf der gleichen Grundmenge möglich sind.</text:p>
      <text:h text:style-name="Heading_20_3" text:outline-level="3">Mengentheoretische Topologie</text:h>
      <text:p text:style-name="Text_20_body">Die mengentheoretische Topologie entwickelte sich auf dieser Grundlage zu einem eigenständigen Forschungsgebiet, das sich in gewisser Weise aus der <text:a xlink:type="simple" xlink:href="Geometrie" office:name="wikilink"><text:span text:style-name="Definition">Geometrie</text:span></text:a> ausgegliedert hat, beziehungsweise der <text:a xlink:type="simple" xlink:href="Analysis" office:name="wikilink"><text:span text:style-name="Definition">Analysis</text:span></text:a> näher steht als der eigentlichen Geometrie.<text:note text:id="ftn9" text:note-class="footnote"><text:note-citation>10</text:note-citation><text:note-body><text:p text:style-name="First_20_paragraph">Christoph J. Scriba, Peter Schreiber: <text:span text:style-name="T48">5000</text:span><text:span text:style-name="T49"> </text:span><text:span text:style-name="T50">Jahre</text:span><text:span text:style-name="T51"> </text:span><text:span text:style-name="T52">Geometrie:</text:span><text:span text:style-name="T53"> </text:span><text:span text:style-name="T54">Geschichte,</text:span><text:span text:style-name="T55"> </text:span><text:span text:style-name="T56">Kulturen,</text:span><text:span text:style-name="T57"> </text:span><text:span text:style-name="T58">Menschen</text:span><text:span text:style-name="T59"> </text:span><text:span text:style-name="T60">(Vom</text:span><text:span text:style-name="T61"> </text:span><text:span text:style-name="T62">Zählstein</text:span><text:span text:style-name="T63"> </text:span><text:span text:style-name="T64">zum</text:span><text:span text:style-name="T65"> </text:span><text:span text:style-name="T66">Computer).</text:span> Springer, Berlin, Heidelberg, New York, ISBN 3-540-67924-3, S. 515.</text:p></text:note-body></text:note></text:p>
      <text:h text:style-name="Heading_20_3" text:outline-level="3">Ziel der Topologie</text:h>
      <text:p text:style-name="First_20_paragraph">Ein Ziel der Topologie ist die Entwicklung von <text:a xlink:type="simple" xlink:href="Invariante_(Mathematik)" office:name="wikilink"><text:span text:style-name="Definition">Invarianten</text:span></text:a> von topologischen Räumen. Mit diesen Invarianten können topologische Räume unterschieden werden.</text:p>
      <text:h text:style-name="Heading_20_2" text:outline-level="2">Grundbegriffe</text:h>
      <text:h text:style-name="Heading_20_3" text:outline-level="3">Topologischer Raum</text:h>
      <text:p text:style-name="First_20_paragraph"> Die Topologie befasst sich mit Eigenschaften <text:a xlink:type="simple" xlink:href="Topologischer_Raum" office:name="wikilink"><text:span text:style-name="Definition"><text:span text:style-name="T67">topologischer</text:span><text:span text:style-name="T68"> </text:span><text:span text:style-name="T69">Räume</text:span></text:span></text:a>. Ein topologischer Raum ist zunächst einmal eine Menge von <text:span text:style-name="T70">Punkten</text:span>.</text:p>
      <text:h text:style-name="Heading_20_3" text:outline-level="3">Struktur durch abgeschlossene Mengen</text:h>
      <text:p text:style-name="First_20_paragraph">Die Struktur des Raumes bestimmt sich dann dadurch, dass bestimmte Teilmengen von Punkten als <text:span text:style-name="T71">abgeschlossen</text:span> ausgezeichnet werden. <text:a xlink:type="simple" xlink:href="Abgeschlossene_Menge" office:name="wikilink"><text:span text:style-name="Definition">Abgeschlossene Mengen</text:span></text:a> lassen sich als Mengen von Punkten vorstellen, die ihren Rand enthalten, oder anders ausgedrückt: Wann immer es Punkte der abgeschlossenen Menge gibt, die beliebig nah an einen anderen Punkt heranreichen (einen <text:a xlink:type="simple" xlink:href="Rand_(Topologie)" office:name="wikilink"><text:span text:style-name="Definition"><text:span text:style-name="T72">Berührpunkt</text:span></text:span></text:a>), ist auch dieser Punkt in der abgeschlossenen Menge enthalten.</text:p>
      <text:h text:style-name="Heading_20_3" text:outline-level="3">Grundlegende Eigenschaften abgeschlossener Mengen</text:h>
      <text:p text:style-name="First_20_paragraph">Man überlegt sich, welche grundlegenden Eigenschaften im Begriff der abgeschlossenen Menge enthalten sein sollten und nennt dann, von spezifischen Definitionen der Abgeschlossenheit, etwa aus der <text:a xlink:type="simple" xlink:href="Analysis" office:name="wikilink"><text:span text:style-name="Definition">Analysis</text:span></text:a>, abstrahierend, jede mit diesen Bedingungen genügenden abgeschlossenen Teilmengen versehene Menge einen topologischen Raum.</text:p>
      <text:h text:style-name="Heading_20_3" text:outline-level="3">Leere Menge: abgeschlossen</text:h>
      <text:p text:style-name="First_20_paragraph">Zunächst einmal sollte die leere Menge abgeschlossen sein, denn sie enthält keinerlei Punkte, die andere <text:span text:style-name="T73">berühren</text:span> könnten.</text:p>
      <text:h text:style-name="Heading_20_3" text:outline-level="3">Gesamte Grundmenge: abgeschlossen</text:h>
      <text:p text:style-name="First_20_paragraph">Ebenso sollte die Menge aller Punkte abgeschlossen sein, denn sie enthält bereits alle möglichen Berührpunkte. Ist eine beliebige Menge von abgeschlossenen Mengen gegeben, so soll der Schnitt, das heißt die Menge der Punkte, die in allen diesen Mengen enthalten sind, ebenfalls abgeschlossen sein, denn hätte der Schnitt Berührpunkte, die außerhalb seiner liegen, so müsste bereits eine der zu schneidenden Mengen diesen Berührpunkt nicht enthalten, und könnte nicht abgeschlossen sein.</text:p>
      <text:h text:style-name="Heading_20_3" text:outline-level="3">Vereinigung abgeschlossener Mengen</text:h>
      <text:p text:style-name="First_20_paragraph">Zudem soll die Vereinigung zweier (oder endlich vieler) abgeschlossener Mengen wiederum abgeschlossen sein; bei der Vereinigung zweier abgeschlossener Mengen kommen also keine Berührpunkte hinzu. Von der Vereinigung unendlich vieler abgeschlossener Mengen dagegen fordert man keine Abgeschlossenheit, denn diese könnten sich einem weiteren Punkte „immer weiter nähern“ und somit berühren.</text:p>
      <text:h text:style-name="Heading_20_3" text:outline-level="3">Beliebiger Schnitt abgeschlossener Mengen</text:h>
      <text:p text:style-name="First_20_paragraph">Ein beliebiger Schnitt abgeschlossener Menge sollte auch wieder abgeschlossen sein.</text:p>
      <text:h text:style-name="Heading_20_3" text:outline-level="3">Definition Topologie über abgeschlossene Mengen</text:h>
      <text:p text:style-name="First_20_paragraph">Ein <text:span text:style-name="T74">topologischer</text:span><text:span text:style-name="T75"> </text:span><text:span text:style-name="T76">Raum</text:span> ist eine Menge von Punkten <draw:frame text:anchor-type="as-char" style:vertical-pos="middle" style:vertical-rel="text"><draw:object xlink:href="Formula-4/" xlink:type="simple" xlink:show="embed" xlink:actuate="onLoad"/></draw:frame> versehen mit einer Menge <draw:frame text:anchor-type="as-char" style:vertical-pos="middle" style:vertical-rel="text"><draw:object xlink:href="Formula-5/" xlink:type="simple" xlink:show="embed" xlink:actuate="onLoad"/></draw:frame> von Teilmengen von <draw:frame text:anchor-type="as-char" style:vertical-pos="middle" style:vertical-rel="text"><draw:object xlink:href="Formula-6/" xlink:type="simple" xlink:show="embed" xlink:actuate="onLoad"/></draw:frame> (den abgeschlossenen Mengen; <draw:frame text:anchor-type="as-char" style:vertical-pos="middle" style:vertical-rel="text"><draw:object xlink:href="Formula-7/" xlink:type="simple" xlink:show="embed" xlink:actuate="onLoad"/></draw:frame> ist die <text:a xlink:type="simple" xlink:href="Potenzmenge" office:name="wikilink"><text:span text:style-name="Definition">Potenzmenge</text:span></text:a> von <draw:frame text:anchor-type="as-char" style:vertical-pos="middle" style:vertical-rel="text"><draw:object xlink:href="Formula-8/" xlink:type="simple" xlink:show="embed" xlink:actuate="onLoad"/></draw:frame>), die folgenden Bedingungen genügt:</text:p>
      <text:list text:style-name="L2">
        <text:list-item>
          <text:p text:style-name="P2"><draw:frame text:anchor-type="as-char" style:vertical-pos="middle" style:vertical-rel="text"><draw:object xlink:href="Formula-9/" xlink:type="simple" xlink:show="embed" xlink:actuate="onLoad"/></draw:frame> und <draw:frame text:anchor-type="as-char" style:vertical-pos="middle" style:vertical-rel="text"><draw:object xlink:href="Formula-10/" xlink:type="simple" xlink:show="embed" xlink:actuate="onLoad"/></draw:frame>.</text:p>
        </text:list-item>
        <text:list-item>
          <text:p text:style-name="P2">Für <draw:frame text:anchor-type="as-char" style:vertical-pos="middle" style:vertical-rel="text"><draw:object xlink:href="Formula-11/" xlink:type="simple" xlink:show="embed" xlink:actuate="onLoad"/></draw:frame> ist auch</text:p>
        </text:list-item>
      </text:list>
      <text:p text:style-name="First_20_paragraph">$\textstyle\bigcap S \in \mathfrak{S}$.</text:p>
      <text:list text:style-name="L3">
        <text:list-item>
          <text:p text:style-name="P3">Für endliche <draw:frame text:anchor-type="as-char" style:vertical-pos="middle" style:vertical-rel="text"><draw:object xlink:href="Formula-12/" xlink:type="simple" xlink:show="embed" xlink:actuate="onLoad"/></draw:frame> ist auch $\textstyle\bigcup S \in \mathfrak{S}$.</text:p>
        </text:list-item>
      </text:list>
      <text:h text:style-name="Heading_20_3" text:outline-level="3">Offene Mengen</text:h>
      <text:p text:style-name="First_20_paragraph">Ausgehend von den abgeschlossenen Mengen lassen sich die <text:span text:style-name="T77">offenen</text:span><text:span text:style-name="T78"> </text:span><text:span text:style-name="T79">Mengen</text:span> als die Teilmengen des Raumes definieren, deren Komplemente abgeschlossen sind, das heißt für jede abgeschlossene Menge bilden all die Punkte, die nicht in ihr enthalten sind, eine offene Menge. Üblicherweise werden topologische Räume in Lehrbüchern über die offenen Mengen definiert, analog zur Definition über abgeschlossene Mengen, definiert man: :Ein <text:span text:style-name="T80">topologischer</text:span><text:span text:style-name="T81"> </text:span><text:span text:style-name="T82">Raum</text:span> ist eine Menge von Punkten <draw:frame text:anchor-type="as-char" style:vertical-pos="middle" style:vertical-rel="text"><draw:object xlink:href="Formula-13/" xlink:type="simple" xlink:show="embed" xlink:actuate="onLoad"/></draw:frame> versehen mit einer Menge von Teilmengen <draw:frame text:anchor-type="as-char" style:vertical-pos="middle" style:vertical-rel="text"><draw:object xlink:href="Formula-14/" xlink:type="simple" xlink:show="embed" xlink:actuate="onLoad"/></draw:frame> (den offenen Mengen), die folgenden Bedingungen genügt:</text:p>
      <text:p text:style-name="Text_20_body">:# <draw:frame text:anchor-type="as-char" style:vertical-pos="middle" style:vertical-rel="text"><draw:object xlink:href="Formula-15/" xlink:type="simple" xlink:show="embed" xlink:actuate="onLoad"/></draw:frame> und <draw:frame text:anchor-type="as-char" style:vertical-pos="middle" style:vertical-rel="text"><draw:object xlink:href="Formula-16/" xlink:type="simple" xlink:show="embed" xlink:actuate="onLoad"/></draw:frame>.</text:p>
      <text:p text:style-name="Text_20_body">:# Für <draw:frame text:anchor-type="as-char" style:vertical-pos="middle" style:vertical-rel="text"><draw:object xlink:href="Formula-17/" xlink:type="simple" xlink:show="embed" xlink:actuate="onLoad"/></draw:frame> ist auch $\textstyle\bigcup T
\in \mathfrak{T}$.</text:p>
      <text:p text:style-name="Text_20_body">:# Für endliche <draw:frame text:anchor-type="as-char" style:vertical-pos="middle" style:vertical-rel="text"><draw:object xlink:href="Formula-18/" xlink:type="simple" xlink:show="embed" xlink:actuate="onLoad"/></draw:frame> ist auch $\textstyle\bigcap T \in \mathfrak{T}$.</text:p>
      <text:h text:style-name="Heading_20_3" text:outline-level="3">Topologie als System offener Mengen</text:h>
      <text:p text:style-name="First_20_paragraph">Die Menge <draw:frame text:anchor-type="as-char" style:vertical-pos="middle" style:vertical-rel="text"><draw:object xlink:href="Formula-19/" xlink:type="simple" xlink:show="embed" xlink:actuate="onLoad"/></draw:frame> der offenen Mengen wird auch als <text:span text:style-name="T83">Topologie</text:span> bezeichnet.</text:p>
      <text:p text:style-name="Text_20_body">Die Äquivalenz zur vorherigen Definition über abgeschlossene Mengen folgt unmittelbar aus den <text:a xlink:type="simple" xlink:href="De_Morgan’sche_Gesetze" office:name="wikilink"><text:span text:style-name="Definition">De Morgan’schen Gesetzen</text:span></text:a>. Ausgehend von abgeschlossenen beziehungsweise offenen Mengen lassen sich zahlreiche topologische Begriffe definieren, etwa die der <text:a xlink:type="simple" xlink:href="Umgebung_(Mathematik)" office:name="wikilink"><text:span text:style-name="Definition">Umgebung</text:span></text:a>, des Berührpunktes (welche zuvor angesprochen wurden), der <text:a xlink:type="simple" xlink:href="Stetigkeit_(Topologie)" office:name="wikilink"><text:span text:style-name="Definition">Stetigkeit</text:span></text:a> und der <text:a xlink:type="simple" xlink:href="Konvergenz_(Mathematik)" office:name="wikilink"><text:span text:style-name="Definition">Konvergenz</text:span></text:a>.</text:p>
      <text:h text:style-name="Heading_20_3" text:outline-level="3">Weitere Definitionen</text:h>
      <text:h text:style-name="Heading_20_3" text:outline-level="3">Homöomorphismus</text:h>
      <text:p text:style-name="First_20_paragraph"> Ein <text:span text:style-name="T84">Homöomorphismus</text:span> ist eine <text:a xlink:type="simple" xlink:href="Bijektion" office:name="wikilink"><text:span text:style-name="Definition">bijektive Abbildung</text:span></text:a> zwischen zwei topologischen Räumen, sodass durch punktweise Überführung der offenen Mengen auch eine Bijektion zwischen den Topologien der beiden Räume zustande kommt, dabei muss jede offene Menge auf eine offene Menge abgebildet werden. Zwei topologische Räume, zwischen denen es einen Homöomorphismus gibt, werden als <text:span text:style-name="T85">homöomorph</text:span> bezeichnet. Homöomorphe Räume unterscheiden sich nicht bezüglich aller topologischen Eigenschaften im engeren Sinne. Die Homöomorphismen können als die <text:a xlink:type="simple" xlink:href="Isomorphismus" office:name="wikilink"><text:span text:style-name="Definition">Isomorphismen</text:span></text:a> in der <text:a xlink:type="simple" xlink:href="Kategorientheorie" office:name="wikilink"><text:span text:style-name="Definition">Kategorie</text:span></text:a> der topologischen Räume aufgefasst werden.</text:p>
      <text:h text:style-name="Heading_20_3" text:outline-level="3">Nicht auf topologische Räume bezogene Begriffe</text:h>
      <text:p text:style-name="First_20_paragraph">Topologische Räume können mit Zusatzstrukturen ausgestattet werden, beispielsweise untersucht man <text:a xlink:type="simple" xlink:href="Uniformer_Raum" office:name="wikilink"><text:span text:style-name="Definition">uniforme Räume</text:span></text:a>, <text:a xlink:type="simple" xlink:href="Metrischer_Raum" office:name="wikilink"><text:span text:style-name="Definition">metrische Räume</text:span></text:a>, <text:a xlink:type="simple" xlink:href="Topologische_Gruppe" office:name="wikilink"><text:span text:style-name="Definition">topologische Gruppen</text:span></text:a> oder <text:a xlink:type="simple" xlink:href="Topologische_Algebra" office:name="wikilink"><text:span text:style-name="Definition">topologische Algebren</text:span></text:a>. Eigenschaften, die auf solche Zusatzstrukturen zurückgreifen, sind nicht mehr unbedingt unter Homöomorphismen erhalten, jedoch auch teils Untersuchungsgegenstand verschiedener Teilgebiete der Topologie.</text:p>
      <text:h text:style-name="Heading_20_3" text:outline-level="3">Verallgemeinerungen Topologischer Raum</text:h>
      <text:p text:style-name="First_20_paragraph">Es existieren auch Verallgemeinerungen des Konzepts des topologischen Raums: In der <text:a xlink:type="simple" xlink:href="Punktfreie_Topologie" office:name="wikilink"><text:span text:style-name="Definition">punktfreien Topologie</text:span></text:a> betrachtet man an Stelle einer Menge von Punkten mit als offen ausgezeichneten Mengen nur noch die Struktur der offenen Mengen als <text:a xlink:type="simple" xlink:href="Verband_(Mathematik)" office:name="wikilink"><text:span text:style-name="Definition">Verband</text:span></text:a>. <text:a xlink:type="simple" xlink:href="Konvergenzstruktur" office:name="wikilink"><text:span text:style-name="Definition">Konvergenzstrukturen</text:span></text:a> definieren, gegen welche Werte jeder <text:a xlink:type="simple" xlink:href="Filter_(Mathematik)" office:name="wikilink"><text:span text:style-name="Definition">Filter</text:span></text:a> auf einer zugrundeliegenden Menge von Punkten konvergiert. Unter dem Schlagwort <text:a xlink:type="simple" xlink:href="Convenient_Topology" office:name="wikilink"><text:span text:style-name="Definition"><text:span text:style-name="T86">Convenient</text:span><text:span text:style-name="T87"> </text:span><text:span text:style-name="T88">Topology</text:span></text:span></text:a> wird versucht, Klassen von den topologischen oder uniformen Räumen ähnlichen Räumen zu finden, die aber „angenehmere“ <text:a xlink:type="simple" xlink:href="Kategorientheorie" office:name="wikilink"><text:span text:style-name="Definition">kategorientheoretische</text:span></text:a> Eigenschaften aufweisen.</text:p>
      <text:h text:style-name="Heading_20_2" text:outline-level="2">Teilgebiete der Topologie</text:h>
      <text:h text:style-name="Heading_20_3" text:outline-level="3">Topologie Differentialgeometrie</text:h>
      <text:p text:style-name="First_20_paragraph">Die moderne Topologie wird grob in die drei Teilgebiete mengentheoretische Topologie, algebraische Topologie und geometrische Topologie unterteilt. Außerdem gibt es noch die <text:a xlink:type="simple" xlink:href="Differentialtopologie" office:name="wikilink"><text:span text:style-name="Definition">Differentialtopologie</text:span></text:a>. Dies ist die Grundlage der modernen <text:a xlink:type="simple" xlink:href="Differentialgeometrie" office:name="wikilink"><text:span text:style-name="Definition">Differentialgeometrie</text:span></text:a> und wird trotz der umfangreich verwendeten topologischen Methoden meist als Teilgebiet der Differentialgeometrie betrachtet.</text:p>
      <text:h text:style-name="Heading_20_3" text:outline-level="3">Mengentheoretische oder Allgemeine Topologie</text:h>
      <text:p text:style-name="First_20_paragraph">Die mengentheoretische Topologie umfasst, wie auch die anderen Teilgebiete der Topologie, das Studium topologischer Räume und der stetigen Abbildungen zwischen ihnen.</text:p>
      <text:h text:style-name="Heading_20_3" text:outline-level="3">Topologie und Stetigkeit</text:h>
      <text:p text:style-name="First_20_paragraph">Insbesondere die für die <text:a xlink:type="simple" xlink:href="Analysis" office:name="wikilink"><text:span text:style-name="Definition">Analysis</text:span></text:a> fundamentalen Konzepte der <text:a xlink:type="simple" xlink:href="Stetigkeit_(Topologie)" office:name="wikilink"><text:span text:style-name="Definition">Stetigkeit</text:span></text:a> und der <text:a xlink:type="simple" xlink:href="Grenzwert_(Folge)" office:name="wikilink"><text:span text:style-name="Definition">Konvergenz</text:span></text:a> werden erst in der Terminologie der mengentheoretischen Topologie vollständig transparent. Aber auch in vielen anderen mathematischen Teilgebieten werden die Konzepte der mengentheoretischen Topologie eingesetzt. Außerdem gibt es viele <text:a xlink:type="simple" xlink:href="Satz_(Mathematik)" office:name="wikilink"><text:span text:style-name="Definition">mathematische Aussagen</text:span></text:a>, die nur in der Terminologie der mengentheoretischen Topologie ihre natürliche und allgemeinste Formulierung haben.</text:p>
      <text:h text:style-name="Heading_20_3" text:outline-level="3">Kompaktheit</text:h>
      <text:p text:style-name="First_20_paragraph">Beispielsweise ist die <text:a xlink:type="simple" xlink:href="Kompakter_Raum" office:name="wikilink"><text:span text:style-name="Definition">Kompaktheit eines Raums</text:span></text:a> eine Abstraktion des <text:a xlink:type="simple" xlink:href="Satz_von_Heine-Borel" office:name="wikilink"><text:span text:style-name="Definition">Heine–Borel-Prinzips</text:span></text:a>. In der allgemeinen Terminologie der mengentheoretischen Topologie gilt, dass das Produkt zweier kompakter Räume wieder kompakt ist, was die Aussage verallgemeinert, dass ein <text:a xlink:type="simple" xlink:href="Abgeschlossene_Menge" office:name="wikilink"><text:span text:style-name="Definition">abgeschlossener</text:span></text:a> endlichdimensionaler Würfel kompakt ist. Außerdem gilt, dass eine stetige Funktion von einer kompakten Menge in die reellen Zahlen beschränkt ist und ihr Maximum und Minimum annimmt. Dies ist eine Verallgemeinerung des <text:a xlink:type="simple" xlink:href="Satz_vom_Minimum_und_Maximum" office:name="wikilink"><text:span text:style-name="Definition">Satzes vom Minimum und Maximum</text:span></text:a>.<text:note text:id="ftn10" text:note-class="footnote"><text:note-citation>11</text:note-citation><text:note-body/></text:note></text:p>
      <text:h text:style-name="Heading_20_3" text:outline-level="3">Trennungseigenschaften</text:h>
      <text:p text:style-name="First_20_paragraph">Im Allgemeinen können topologische Räume viele etwa von der Topologie der reellen Zahlen vertraute Eigenschaften verletzen, die jedoch in üblichen Räumen häufig anzutreffen sind. Daher betrachtet man oftmals topologische Räume, die gewissen <text:a xlink:type="simple" xlink:href="Trennungseigenschaft" office:name="wikilink"><text:span text:style-name="Definition"><text:span text:style-name="T89">Trennungseigenschaften</text:span></text:span></text:a> genügen, welche minimale Anforderungen für viele weitergehende Sätze darstellen und tiefergehende Charakterisierungen der Struktur der Räume ermöglichen. Die Kompaktheit ist ein anderes Beispiel für solche „vorteilhaften“ Eigenschaften.</text:p>
      <text:h text:style-name="Heading_20_3" text:outline-level="3">Uniforme Räume, Metrik, Vollständigkeit</text:h>
      <text:p text:style-name="First_20_paragraph">Zudem betrachtet man auch Räume, auf denen gewisse zusätzliche Strukturen definiert sind, etwa <text:a xlink:type="simple" xlink:href="Uniformer_Raum" office:name="wikilink"><text:span text:style-name="Definition">uniforme Räume</text:span></text:a> oder gar <text:a xlink:type="simple" xlink:href="topologische_Gruppe" office:name="wikilink"><text:span text:style-name="Definition">topologische Gruppen</text:span></text:a> und <text:a xlink:type="simple" xlink:href="Metrischer_Raum" office:name="wikilink"><text:span text:style-name="Definition">metrische Räume</text:span></text:a>, welche durch ihre Struktur zusätzliche Begrifflichkeiten wie die der <text:a xlink:type="simple" xlink:href="Vollständiger_Raum" office:name="wikilink"><text:span text:style-name="Definition">Vollständigkeit</text:span></text:a> ermöglichen.</text:p>
      <text:p text:style-name="Text_20_body">Ein anderer zentraler Begriff dieses Teilgebiets sind unterschiedliche Konzepte von <text:a xlink:type="simple" xlink:href="Zusammenhängender_Raum" office:name="wikilink"><text:span text:style-name="Definition">Zusammenhang</text:span></text:a>.</text:p>
      <text:h text:style-name="Heading_20_3" text:outline-level="3">Algebraische Topologie</text:h>
      <text:p text:style-name="First_20_paragraph">Die algebraische Topologie (auch <text:span text:style-name="T90">„kombinatorische</text:span><text:span text:style-name="T91"> </text:span><text:span text:style-name="T92">Topologie“</text:span>, vor allem in älteren Publikationen) untersucht Fragestellungen zu topologischen Räumen, indem die Probleme auf Fragestellungen in der <text:a xlink:type="simple" xlink:href="Algebra" office:name="wikilink"><text:span text:style-name="Definition">Algebra</text:span></text:a> zurückgeführt werden. Innerhalb der Algebra sind diese Fragen oftmals leichter zu beantworten. Ein zentrales Problem innerhalb der Topologie ist beispielsweise die Untersuchung topologischer Räume auf <text:a xlink:type="simple" xlink:href="Invariante_(Mathematik)" office:name="wikilink"><text:span text:style-name="Definition">Invarianten</text:span></text:a>. Mittels der Theorie über <text:a xlink:type="simple" xlink:href="Homologie_(Mathematik)" office:name="wikilink"><text:span text:style-name="Definition">Homologien</text:span></text:a> und <text:a xlink:type="simple" xlink:href="Kohomologie" office:name="wikilink"><text:span text:style-name="Definition">Kohomologien</text:span></text:a> sucht man in der algebraischen Topologie nach solchen Invarianten.</text:p>
      <text:h text:style-name="Heading_20_3" text:outline-level="3">Geometrische Topologie</text:h>
      <text:p text:style-name="First_20_paragraph">Die geometrische Topologie befasst sich mit zwei-, drei- und vierdimensionalen <text:a xlink:type="simple" xlink:href="Mannigfaltigkeit" office:name="wikilink"><text:span text:style-name="Definition">Mannigfaltigkeiten</text:span></text:a>. Der Begriff zweidimensionale Mannigfaltigkeit bedeutet das gleiche wie <text:a xlink:type="simple" xlink:href="Fläche_(Mathematik)" office:name="wikilink"><text:span text:style-name="Definition">Fläche</text:span></text:a> und drei- und vierdimensionalen Mannigfaltigkeiten sind entsprechende Verallgemeinerungen. Im Bereich der geometrischen Topologie interessiert man sich dafür, wie sich Mannigfaltigkeiten unter stetigen Transformationen verhalten.</text:p>
      <text:h text:style-name="Heading_20_3" text:outline-level="3">Winkel, Löcher, Flächen, Knoten</text:h>
      <text:p text:style-name="First_20_paragraph">Typische geometrische Größen wie Winkel, Länge und <text:a xlink:type="simple" xlink:href="Krümmung" office:name="wikilink"><text:span text:style-name="Definition">Krümmung</text:span></text:a> variieren unter stetigen Abbildungen. Eine geometrische Quantität, die nicht variiert und für die man sich daher interessiert, ist die <text:a xlink:type="simple" xlink:href="Geschlecht_(Fläche)" office:name="wikilink"><text:span text:style-name="Definition">Anzahl der Löcher</text:span></text:a> einer Fläche.<text:note text:id="ftn11" text:note-class="footnote"><text:note-citation>12</text:note-citation><text:note-body/></text:note> Da man sich fast nur mit Mannigfaltigkeiten der Dimension kleiner als fünf beschäftigt, nennt man dieses Teilgebiet der Topologie auch niedrigdimensionale Topologie. Außerdem gehört die <text:a xlink:type="simple" xlink:href="Knotentheorie" office:name="wikilink"><text:span text:style-name="Definition">Knotentheorie</text:span></text:a> als Teilaspekt der Theorie dreidimensionaler Mannigfaltigkeiten zur geometrischen Topologie.<text:note text:id="ftn12" text:note-class="footnote"><text:note-citation>13</text:note-citation><text:note-body/></text:note></text:p>
      <text:h text:style-name="Heading_20_2" text:outline-level="2">Anwendungen</text:h>
      <text:h text:style-name="Heading_20_3" text:outline-level="3">Allgemein</text:h>
      <text:p text:style-name="First_20_paragraph">Da das Gebiet der Topologie sehr weit gefächert ist, findet man Aspekte von ihr in fast jedem Teilgebiet der Mathematik. Das Studium der jeweiligen Topologie bildet daher oft einen integralen Bestandteil einer tieferen Theorie. Topologische Methoden und Konzepte sind somit aus weiten Teilen der Mathematik nicht mehr wegzudenken. Es seien hier nun einige Beispiele angegeben:</text:p>
      <text:p text:style-name="Text_20_body"><text:span text:style-name="T93">Differentialgeometrie</text:span></text:p>
      <text:p text:style-name="Text_20_body"><text:span text:style-name="T94">Mannigfaltigkeiten</text:span></text:p>
      <text:h text:style-name="Heading_20_3" text:outline-level="3">Differentialgeometrie</text:h>
      <text:p text:style-name="First_20_paragraph">In der <text:a xlink:type="simple" xlink:href="Differentialgeometrie" office:name="wikilink"><text:span text:style-name="Definition">Differentialgeometrie</text:span></text:a> spielt das Studium von <text:a xlink:type="simple" xlink:href="Mannigfaltigkeit" office:name="wikilink"><text:span text:style-name="Definition">Mannigfaltigkeiten</text:span></text:a> eine zentrale Rolle. Bei diesen handelt es sich um spezielle <text:a xlink:type="simple" xlink:href="Topologischer_Raum" office:name="wikilink"><text:span text:style-name="Definition">topologische Räume</text:span></text:a>, d. h. Mengen, die eine gewisse topologische Struktur aufweisen. Oft werden sie auch topologische Mannigfaltigkeiten genannt. Grundlegende Eigenschaften werden dann mithilfe topologischer Mittel bewiesen, bevor sie mit weiteren Strukturen versehen werden und dann eigenständige (und nicht äquivalente) Unterklassen bilden (z. B. <text:a xlink:type="simple" xlink:href="differenzierbare_Mannigfaltigkeit" office:name="wikilink"><text:span text:style-name="Definition">differenzierbare Mannigfaltigkeiten</text:span></text:a>, PL-Mannigfaltigkeiten etc.).</text:p>
      <text:h text:style-name="Heading_20_3" text:outline-level="3">Beispiel Klassifikation von Flächen</text:h>
      <text:p text:style-name="First_20_paragraph"><text:span text:style-name="T95">Beispielhaftes</text:span><text:span text:style-name="T96"> </text:span><text:span text:style-name="T97">verwendetes</text:span><text:span text:style-name="T98"> </text:span><text:span text:style-name="T99">Ergebnis</text:span><text:span text:style-name="T100"> </text:span><text:span text:style-name="T101">der</text:span><text:span text:style-name="T102"> </text:span><text:span text:style-name="T103">geometrischen</text:span><text:span text:style-name="T104"> </text:span><text:span text:style-name="T105">Topologie:</text:span><text:span text:style-name="T106"> </text:span><text:span text:style-name="T107">Klassifikation</text:span><text:span text:style-name="T108"> </text:span><text:span text:style-name="T109">von</text:span><text:span text:style-name="T110"> </text:span><text:span text:style-name="T111">Flächen</text:span></text:p>
      <text:p text:style-name="Text_20_body">Geschlossene Flächen sind spezielle Arten von 2-dimensionalen Mannigfaltigkeiten. Mithilfe der algebraischen Topologie lässt sich zeigen, dass jede Fläche aus endlich vielen eingebetteten <text:a xlink:type="simple" xlink:href="Polytop_(Geometrie)" office:name="wikilink"><text:span text:style-name="Definition">2-Polytopen</text:span></text:a> besteht, die miteinander entlang ihrer Kanten verklebt sind. Dies erlaubt insbesondere eine <text:a xlink:type="simple" xlink:href="Klassifikationssatz_für_2-Mannigfaltigkeiten" office:name="wikilink"><text:span text:style-name="Definition">Klassifizierung aller geschlossener Flächen</text:span></text:a> in 3 Klassen, weswegen man stets annehmen kann, dass die geschlossene Fläche in einer „Normalform“ vorliegt.</text:p>
      <text:h text:style-name="Heading_20_3" text:outline-level="3">Funktionalanalysis</text:h>
      <text:p text:style-name="First_20_paragraph">Die <text:a xlink:type="simple" xlink:href="Funktionalanalysis" office:name="wikilink"><text:span text:style-name="Definition">Funktionalanalysis</text:span></text:a> entstand aus dem Studium von <text:a xlink:type="simple" xlink:href="Funktionenraum" office:name="wikilink"><text:span text:style-name="Definition">Funktionenräumen</text:span></text:a>, welche zunächst Abstraktionen als <text:a xlink:type="simple" xlink:href="Banachraum" office:name="wikilink"><text:span text:style-name="Definition">Banach-</text:span></text:a> und <text:a xlink:type="simple" xlink:href="Hilbertraum" office:name="wikilink"><text:span text:style-name="Definition">Hilberträume</text:span></text:a> erfuhren.</text:p>
      <text:h text:style-name="Heading_20_3" text:outline-level="3">Topologischer Vektorraum</text:h>
      <text:p text:style-name="First_20_paragraph">Heute befasst sich die Funktionalanalysis auch allgemeiner mit unendlichdimensionalen <text:a xlink:type="simple" xlink:href="Topologischer_Vektorraum" office:name="wikilink"><text:span text:style-name="Definition">topologischen Vektorräumen</text:span></text:a>. Dies sind Vektorräume versehen mit einer Topologie, sodass die grundlegenden algebraischen Operationen des Vektorraums stetig („kompatibel“ mit der Topologie) sind. Viele in der Funktionalanalysis untersuchte Konzepte lassen sich allein auf die Struktur topologischer Vektorräume zurückführen, als welche sich insbesondere Hilbert- und Banachräume auffassen lassen, sodass sie als zentraler Untersuchungsgegenstand der Funktionalanalysis angesehen werden können.</text:p>
      <text:h text:style-name="Heading_20_3" text:outline-level="3">Deskriptive Mengenlehre</text:h>
      <text:p text:style-name="First_20_paragraph">Die <text:a xlink:type="simple" xlink:href="deskriptive_Mengenlehre" office:name="wikilink"><text:span text:style-name="Definition">deskriptive Mengenlehre</text:span></text:a> befasst sich mit gewissen „konstruierbaren“ sowie „wohlgeformten“ Teilmengen <text:a xlink:type="simple" xlink:href="Polnischer_Raum" office:name="wikilink"><text:span text:style-name="Definition">polnischer Räume</text:span></text:a>. Polnische Räume sind spezielle topologische Räume (ohne weitere Struktur) und viele untersuchte zentrale Konzepte sind rein topologischer Natur. Diese topologischen Begriffe stehen in Zusammenhang mit Konzepten der „<text:a xlink:type="simple" xlink:href="Definierbarkeit" office:name="wikilink"><text:span text:style-name="Definition">Definierbarkeit</text:span></text:a>“ und „<text:a xlink:type="simple" xlink:href="Berechenbarkeit" office:name="wikilink"><text:span text:style-name="Definition">Berechenbarkeit</text:span></text:a>“ aus der <text:a xlink:type="simple" xlink:href="Mathematische_Logik" office:name="wikilink"><text:span text:style-name="Definition">mathematischen Logik</text:span></text:a>, über welche sich so mit topologischen Methoden Aussagen machen lassen.</text:p>
      <text:h text:style-name="Heading_20_3" text:outline-level="3">Harmonische Analysis</text:h>
      <text:p text:style-name="First_20_paragraph">Zentraler Untersuchungsgegenstand der <text:a xlink:type="simple" xlink:href="Harmonische_Analysis" office:name="wikilink"><text:span text:style-name="Definition">harmonischen Analysis</text:span></text:a> sind <text:a xlink:type="simple" xlink:href="lokalkompakte_Gruppe" office:name="wikilink"><text:span text:style-name="Definition">lokalkompakte Gruppen</text:span></text:a>, das sind <text:a xlink:type="simple" xlink:href="Gruppe_(Mathematik)" office:name="wikilink"><text:span text:style-name="Definition">Gruppen</text:span></text:a> versehen mit einer kompatiblen <text:a xlink:type="simple" xlink:href="lokalkompakt" office:name="wikilink"><text:span text:style-name="Definition">lokalkompakten</text:span></text:a> topologischen Struktur. Diese stellen eine Verallgemeinerung der <text:a xlink:type="simple" xlink:href="Lie-Gruppe" office:name="wikilink"><text:span text:style-name="Definition">Lie-Gruppen</text:span></text:a> und somit von Vorstellungen „kontinuierlicher Symmetrien“ dar.</text:p>
      <text:h text:style-name="Heading_20_2" text:outline-level="2">Literatur</text:h>
      <text:h text:style-name="Heading_20_3" text:outline-level="3">Zur Geschichte</text:h>
      <text:p text:style-name="First_20_paragraph">* * <text:a xlink:type="simple" xlink:href="Marie-Luise_Heuser" office:name="wikilink"><text:span text:style-name="Definition">Marie-Luise Heuser</text:span></text:a>: <text:span text:style-name="T112">Die</text:span><text:span text:style-name="T113"> </text:span><text:span text:style-name="T114">Anfänge</text:span><text:span text:style-name="T115"> </text:span><text:span text:style-name="T116">der</text:span><text:span text:style-name="T117"> </text:span><text:span text:style-name="T118">Topologie</text:span><text:span text:style-name="T119"> </text:span><text:span text:style-name="T120">in</text:span><text:span text:style-name="T121"> </text:span><text:span text:style-name="T122">Mathematik</text:span><text:span text:style-name="T123"> </text:span><text:span text:style-name="T124">und</text:span><text:span text:style-name="T125"> </text:span><text:span text:style-name="T126">Naturphilosophie.</text:span> In: Stephan Günzel (Hrsg.): <text:span text:style-name="T127">Topologie:</text:span><text:span text:style-name="T128"> </text:span><text:span text:style-name="T129">Zur</text:span><text:span text:style-name="T130"> </text:span><text:span text:style-name="T131">Raumbeschreibung</text:span><text:span text:style-name="T132"> </text:span><text:span text:style-name="T133">in</text:span><text:span text:style-name="T134"> </text:span><text:span text:style-name="T135">den</text:span><text:span text:style-name="T136"> </text:span><text:span text:style-name="T137">Kultur-</text:span><text:span text:style-name="T138"> </text:span><text:span text:style-name="T139">und</text:span><text:span text:style-name="T140"> </text:span><text:span text:style-name="T141">Medienwissenschaften.</text:span> Transcript, Bielefeld 2007, S. 183–202.</text:p>
      <text:h text:style-name="Heading_20_3" text:outline-level="3">Lehrbücher</text:h>
      <text:p text:style-name="First_20_paragraph">* * * * * * * * * * * </text:p>
      <text:h text:style-name="Heading_20_2" text:outline-level="2">Weblinks</text:h>
      <text:p text:style-name="First_20_paragraph"> * [<text:a xlink:type="simple" xlink:href="http://www.mathematik.de/ger/information/landkarte/gebiete/topologie/" office:name=""><text:span text:style-name="Definition">http://www.mathematik.de/ger/information/landkarte/gebiete/topologie/</text:span></text:a> topologie.html Artikel zur Topologie] auf mathematik.de * In: <text:span text:style-name="T142">The</text:span><text:span text:style-name="T143"> </text:span><text:span text:style-name="T144">Mathematical</text:span><text:span text:style-name="T145"> </text:span><text:span text:style-name="T146">Atlas.</text:span> * <text:a xlink:type="simple" xlink:href="http://at.yorku.ca/topology/" office:name=""><text:span text:style-name="Definition"><text:span text:style-name="T147">Topology</text:span><text:span text:style-name="T148"> </text:span><text:span text:style-name="T149">Atlas</text:span></text:span></text:a> * * <text:span text:style-name="T150">[</text:span><text:a xlink:type="simple" xlink:href="http://www.topologywithouttears.net/" office:name=""><text:span text:style-name="Definition"><text:span text:style-name="T151">http://www.topologywithouttears.net/</text:span></text:span></text:a><text:span text:style-name="T152"> </text:span><text:span text:style-name="T153">Topology</text:span><text:span text:style-name="T154"> </text:span><text:span text:style-name="T155">without</text:span><text:span text:style-name="T156"> </text:span><text:span text:style-name="T157">tears]</text:span> von Sidney A. Morris: Buch zur Topologie zum kostenfreien Download (PDF, englisch) * [<text:a xlink:type="simple" xlink:href="http://www.savoir-sans-frontieres.com/JPP/telechargeables/Deutch/" office:name=""><text:span text:style-name="Definition">http://www.savoir-sans-frontieres.com/JPP/telechargeables/Deutch/</text:span></text:a> das_topologikon.htm Comic zur Topologie zum kostenfreien Download (PDF, <text:span text:style-name="T158">deutsch</text:span>)]</text:p>
      <text:h text:style-name="Heading_20_2" text:outline-level="2">Einzelnachweise</text:h>
      <text:p text:style-name="First_20_paragraph"><text:a xlink:type="simple" xlink:href="Kategorie:Topologie" office:name="wikilink"><text:span text:style-name="Definition"> </text:span></text:a> <text:a xlink:type="simple" xlink:href="Kategorie:Teilgebiet_der_Mathematik" office:name="wikilink"><text:span text:style-name="Definition">Kategorie:Teilgebiet der Mathemati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Fett"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120%" fo:text-align="justify" style:justify-single-word="false" style:page-number="auto" style:shadow="none">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 fo:font-family="'Times New Roman'" style:font-style-name="Fett" style:font-family-generic="roman" style:font-pitch="variable"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Standard"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snap-to-layout-grid="false">
        <style:tab-stops/>
      </style:paragraph-properties>
      <style:text-properties style:font-name="Times New Roman" fo:font-family="'Times New Roman'" style:font-style-name="Fett" style:font-family-generic="roman"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Fett" style:font-family-generic="roman" style:font-pitch="variable" fo:font-size="11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Fett" style:font-family-generic="roman" style:font-pitch="variable" fo:font-size="101%" fo:font-weight="bold" style:font-size-asian="101%" style:font-weight-asian="bold" style:font-size-complex="101%"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Times New Roman" fo:font-family="'Times New Roman'" style:font-style-name="Fett" style:font-family-generic="roman" style:font-pitch="variable" fo:font-size="85%" fo:font-weight="bold" style:font-size-asian="85%" style:font-weight-asian="bold" style:font-size-complex="85%"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1" fo:font-family="'Times New Roman'" style:font-style-name="Standard" style:font-family-generic="roman" style:font-pitch="variable" fo:font-size="95%" fo:font-style="normal" fo:font-weight="bold" style:font-size-asian="95%" style:font-style-asian="italic" style:font-weight-asian="bold" style:font-size-complex="95%" style:font-style-complex="italic" style:font-weight-complex="normal"/>
    </style:style>
    <text:outline-style style:name="Outline">
      <text:outline-level-style text:level="1" style:num-prefix=" " style:num-suffix=" " style:num-format="1">
        <style:list-level-properties text:list-level-position-and-space-mode="label-alignment">
          <style:list-level-label-alignment text:label-followed-by="space" fo:text-indent="-0.76cm" fo:margin-left="0.76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0.76cm" fo:margin-left="0.7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0.76cm" fo:margin-left="0.76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0.76cm" fo:margin-left="0.76cm"/>
        </style:list-level-properties>
      </text:outline-level-style>
      <text:outline-level-style text:level="5" style:num-prefix=" " style:num-suffix=" " style:num-format="1" text:display-levels="5">
        <style:list-level-properties text:list-level-position-and-space-mode="label-alignment">
          <style:list-level-label-alignment text:label-followed-by="space" fo:text-indent="-0.76cm" fo:margin-left="0.76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0.76cm" fo:margin-left="0.76cm"/>
        </style:list-level-properties>
      </text:outline-level-style>
      <text:outline-level-style text:level="7" style:num-prefix=" " style:num-suffix=" " style:num-format="1" text:display-levels="7">
        <style:list-level-properties text:list-level-position-and-space-mode="label-alignment">
          <style:list-level-label-alignment text:label-followed-by="space" fo:text-indent="-0.76cm" fo:margin-left="0.76cm"/>
        </style:list-level-properties>
      </text:outline-level-style>
      <text:outline-level-style text:level="8" style:num-prefix=" " style:num-suffix=" " style:num-format="1" text:display-levels="8">
        <style:list-level-properties text:list-level-position-and-space-mode="label-alignment">
          <style:list-level-label-alignment text:label-followed-by="space" fo:text-indent="-0.76cm" fo:margin-left="0.76cm"/>
        </style:list-level-properties>
      </text:outline-level-style>
      <text:outline-level-style text:level="9" style:num-prefix=" " style:num-suffix=" " style:num-format="1" text:display-levels="9">
        <style:list-level-properties text:list-level-position-and-space-mode="label-alignment">
          <style:list-level-label-alignment text:label-followed-by="space" fo:text-indent="-0.76cm" fo:margin-left="0.76cm"/>
        </style:list-level-properties>
      </text:outline-level-style>
      <text:outline-level-style text:level="10" style:num-prefix=" " style:num-suffix=" " style:num-format="1" text:display-levels="10">
        <style:list-level-properties text:list-level-position-and-space-mode="label-alignment">
          <style:list-level-label-alignment text:label-followed-by="space" fo:text-indent="-0.76cm" fo:margin-left="0.76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i>e</mi>
</math>
</file>

<file path=Formula-1/content.xml><?xml version="1.0" encoding="utf-8"?>
<math xmlns="http://www.w3.org/1998/Math/MathML" display="inline">
  <mi>k</mi>
</math>
</file>

<file path=Formula-10/content.xml><?xml version="1.0" encoding="utf-8"?>
<math xmlns="http://www.w3.org/1998/Math/MathML" display="inline">
  <mrow>
    <mo>∅</mo>
    <mo>∈</mo>
    <mstyle mathvariant="fraktur">
      <mi>𝔖</mi>
    </mstyle>
  </mrow>
</math>
</file>

<file path=Formula-11/content.xml><?xml version="1.0" encoding="utf-8"?>
<math xmlns="http://www.w3.org/1998/Math/MathML" display="inline">
  <mrow>
    <mi>S</mi>
    <mo>⊂</mo>
    <mstyle mathvariant="fraktur">
      <mi>𝔖</mi>
    </mstyle>
  </mrow>
</math>
</file>

<file path=Formula-12/content.xml><?xml version="1.0" encoding="utf-8"?>
<math xmlns="http://www.w3.org/1998/Math/MathML" display="inline">
  <mrow>
    <mi>S</mi>
    <mo>⊂</mo>
    <mstyle mathvariant="fraktur">
      <mi>𝔖</mi>
    </mstyle>
  </mrow>
</math>
</file>

<file path=Formula-13/content.xml><?xml version="1.0" encoding="utf-8"?>
<math xmlns="http://www.w3.org/1998/Math/MathML" display="inline">
  <mi>X</mi>
</math>
</file>

<file path=Formula-14/content.xml><?xml version="1.0" encoding="utf-8"?>
<math xmlns="http://www.w3.org/1998/Math/MathML" display="inline">
  <mrow>
    <mstyle mathvariant="fraktur">
      <mi>𝔗</mi>
    </mstyle>
    <mo>⊂</mo>
    <mstyle mathvariant="script">
      <mi>𝒫</mi>
    </mstyle>
    <mrow>
      <mo stretchy="true" form="prefix">(</mo>
      <mi>X</mi>
      <mo stretchy="true" form="postfix">)</mo>
    </mrow>
  </mrow>
</math>
</file>

<file path=Formula-15/content.xml><?xml version="1.0" encoding="utf-8"?>
<math xmlns="http://www.w3.org/1998/Math/MathML" display="inline">
  <mrow>
    <mi>X</mi>
    <mo>∈</mo>
    <mstyle mathvariant="fraktur">
      <mi>𝔗</mi>
    </mstyle>
  </mrow>
</math>
</file>

<file path=Formula-16/content.xml><?xml version="1.0" encoding="utf-8"?>
<math xmlns="http://www.w3.org/1998/Math/MathML" display="inline">
  <mrow>
    <mo>∅</mo>
    <mo>∈</mo>
    <mstyle mathvariant="fraktur">
      <mi>𝔗</mi>
    </mstyle>
  </mrow>
</math>
</file>

<file path=Formula-17/content.xml><?xml version="1.0" encoding="utf-8"?>
<math xmlns="http://www.w3.org/1998/Math/MathML" display="inline">
  <mrow>
    <mi>T</mi>
    <mo>⊂</mo>
    <mstyle mathvariant="fraktur">
      <mi>𝔗</mi>
    </mstyle>
  </mrow>
</math>
</file>

<file path=Formula-18/content.xml><?xml version="1.0" encoding="utf-8"?>
<math xmlns="http://www.w3.org/1998/Math/MathML" display="inline">
  <mrow>
    <mi>T</mi>
    <mo>⊂</mo>
    <mstyle mathvariant="fraktur">
      <mi>𝔗</mi>
    </mstyle>
  </mrow>
</math>
</file>

<file path=Formula-19/content.xml><?xml version="1.0" encoding="utf-8"?>
<math xmlns="http://www.w3.org/1998/Math/MathML" display="inline">
  <mstyle mathvariant="fraktur">
    <mi>𝔗</mi>
  </mstyle>
</math>
</file>

<file path=Formula-2/content.xml><?xml version="1.0" encoding="utf-8"?>
<math xmlns="http://www.w3.org/1998/Math/MathML" display="inline">
  <mi>f</mi>
</math>
</file>

<file path=Formula-3/content.xml><?xml version="1.0" encoding="utf-8"?>
<math xmlns="http://www.w3.org/1998/Math/MathML" display="inline">
  <mrow>
    <mi>e</mi>
    <mo>−</mo>
    <mi>k</mi>
    <mo>+</mo>
    <mi>f</mi>
    <mo>=</mo>
    <mn>2</mn>
  </mrow>
</math>
</file>

<file path=Formula-4/content.xml><?xml version="1.0" encoding="utf-8"?>
<math xmlns="http://www.w3.org/1998/Math/MathML" display="inline">
  <mi>X</mi>
</math>
</file>

<file path=Formula-5/content.xml><?xml version="1.0" encoding="utf-8"?>
<math xmlns="http://www.w3.org/1998/Math/MathML" display="inline">
  <mrow>
    <mstyle mathvariant="fraktur">
      <mi>𝔖</mi>
    </mstyle>
    <mo>⊂</mo>
    <mstyle mathvariant="script">
      <mi>𝒫</mi>
    </mstyle>
    <mrow>
      <mo stretchy="true" form="prefix">(</mo>
      <mi>X</mi>
      <mo stretchy="true" form="postfix">)</mo>
    </mrow>
  </mrow>
</math>
</file>

<file path=Formula-6/content.xml><?xml version="1.0" encoding="utf-8"?>
<math xmlns="http://www.w3.org/1998/Math/MathML" display="inline">
  <mi>X</mi>
</math>
</file>

<file path=Formula-7/content.xml><?xml version="1.0" encoding="utf-8"?>
<math xmlns="http://www.w3.org/1998/Math/MathML" display="inline">
  <mrow>
    <mstyle mathvariant="script">
      <mi>𝒫</mi>
    </mstyle>
    <mrow>
      <mo stretchy="true" form="prefix">(</mo>
      <mi>X</mi>
      <mo stretchy="true" form="postfix">)</mo>
    </mrow>
  </mrow>
</math>
</file>

<file path=Formula-8/content.xml><?xml version="1.0" encoding="utf-8"?>
<math xmlns="http://www.w3.org/1998/Math/MathML" display="inline">
  <mi>X</mi>
</math>
</file>

<file path=Formula-9/content.xml><?xml version="1.0" encoding="utf-8"?>
<math xmlns="http://www.w3.org/1998/Math/MathML" display="inline">
  <mrow>
    <mi>X</mi>
    <mo>∈</mo>
    <mstyle mathvariant="fraktur">
      <mi>𝔖</mi>
    </mstyle>
  </mrow>
</math>
</file>